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9.75pt" fo:font-weight="normal" fo:font-family="'Liberation Serif'" style:font-family-asian="'Liberation Serif'" style:font-family-complex="'Liberation Serif'"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9.75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20" style:family="text">
      <style:text-properties fo:font-size="9.70pt" fo:font-weight="normal" style:text-underline-mode="continuous" style:text-underline-type="single" style:text-underline-style="solid" style:text-underline-width="normal" fo:font-family="'Tahoma, sans-serif, Arial, Helv'" style:font-family-asian="'Tahoma, sans-serif, Arial, Helv'" style:font-family-complex="'Tahoma, sans-serif, Arial, Helv'" fo:background-color="transparent" fo:color="#000000"/>
    </style:style>
    <style:style style:name="T21"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22" style:family="text">
      <style:text-properties fo:font-size="9.70pt" fo:font-weight="normal" style:text-underline-mode="continuous" style:text-underline-type="single" style:text-underline-style="solid" style:text-underline-width="normal" fo:font-family="'Tahoma, sans-serif, Arial, Helv'" style:font-family-asian="'Tahoma, sans-serif, Arial, Helv'" style:font-family-complex="'Tahoma, sans-serif, Arial, Helv'" fo:background-color="transparent" fo:color="#000000"/>
    </style:style>
    <style:style style:name="T23"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24" style:family="text">
      <style:text-properties fo:font-size="9.70pt" fo:font-weight="normal" style:text-underline-mode="continuous" style:text-underline-type="single" style:text-underline-style="solid" style:text-underline-width="normal" fo:font-family="'Tahoma, sans-serif, Arial, Helv'" style:font-family-asian="'Tahoma, sans-serif, Arial, Helv'" style:font-family-complex="'Tahoma, sans-serif, Arial, Helv'" fo:background-color="transparent" fo:color="#000000"/>
    </style:style>
    <style:style style:name="T25" style:family="text">
      <style:text-properties fo:font-size="9.70pt" fo:font-weight="normal" fo:font-family="'Tahoma, sans-serif, Arial, Helv'" style:font-family-asian="'Tahoma, sans-serif, Arial, Helv'" style:font-family-complex="'Tahoma, sans-serif, Arial, Helv'"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9.75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9.75pt" fo:font-weight="normal" fo:font-family="'Liberation Serif'" style:font-family-asian="'Liberation Serif'" style:font-family-complex="'Liberation Serif'"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9.75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9.75pt" fo:font-weight="normal" fo:font-family="'Liberation Serif'" style:font-family-asian="'Liberation Serif'" style:font-family-complex="'Liberation Serif'" fo:background-color="transparent" fo:color="#000000"/>
    </style:style>
    <style:style style:name="T34" style:family="text">
      <style:text-properties fo:font-size="9.75pt" fo:font-weight="normal" fo:font-family="Calibri" style:font-family-asian="Calibri" style:font-family-complex="Calibri"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9.75pt" fo:font-weight="normal" fo:font-family="'Liberation Serif'" style:font-family-asian="'Liberation Serif'" style:font-family-complex="'Liberation Serif'"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9.75pt" fo:font-weight="normal" fo:font-family="'Liberation Serif'" style:font-family-asian="'Liberation Serif'" style:font-family-complex="'Liberation Serif'"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9.75pt" fo:font-weight="normal" fo:font-family="'Liberation Serif'" style:font-family-asian="'Liberation Serif'" style:font-family-complex="'Liberation Serif'"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75pt" fo:font-weight="normal" fo:font-family="'Liberation Serif'" style:font-family-asian="'Liberation Serif'" style:font-family-complex="'Liberation Serif'"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9.75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9.75pt" fo:font-weight="normal" fo:font-family="'Liberation Serif'" style:font-family-asian="'Liberation Serif'" style:font-family-complex="'Liberation Serif'"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9.75pt" fo:font-weight="bold" fo:font-family="'Liberation Serif'" style:font-family-asian="'Liberation Serif'" style:font-family-complex="'Liberation Serif'"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9.75pt" fo:font-weight="normal" fo:font-family="'Liberation Serif'" style:font-family-asian="'Liberation Serif'" style:font-family-complex="'Liberation Serif'"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9.75pt" fo:font-weight="bold" fo:font-family="'Liberation Serif'" style:font-family-asian="'Liberation Serif'" style:font-family-complex="'Liberation Serif'"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9.75pt" fo:font-weight="normal" fo:font-family="'Liberation Serif'" style:font-family-asian="'Liberation Serif'" style:font-family-complex="'Liberation Serif'"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9.75pt" fo:font-weight="normal" fo:font-family="'Liberation Serif'" style:font-family-asian="'Liberation Serif'" style:font-family-complex="'Liberation Serif'"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7.50pt" fo:font-weight="normal" fo:font-family="'Liberation Serif'" style:font-family-asian="'Liberation Serif'" style:font-family-complex="'Liberation Serif'" fo:background-color="transparent" fo:color="#111111"/>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fo:color="#111111"/>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9.75pt" fo:font-weight="normal" fo:font-family="'Liberation Serif'" style:font-family-asian="'Liberation Serif'" style:font-family-complex="'Liberation Serif'"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9.75pt" fo:font-weight="normal" fo:font-family="'Liberation Serif'" style:font-family-asian="'Liberation Serif'" style:font-family-complex="'Liberation Serif'"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9.75pt" fo:font-weight="normal" fo:font-family="'Liberation Serif'" style:font-family-asian="'Liberation Serif'" style:font-family-complex="'Liberation Serif'"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9.75pt" fo:font-weight="normal" fo:font-family="'Liberation Serif'" style:font-family-asian="'Liberation Serif'" style:font-family-complex="'Liberation Serif'"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9.75pt" fo:font-weight="normal" fo:font-family="'Liberation Serif'" style:font-family-asian="'Liberation Serif'" style:font-family-complex="'Liberation Serif'"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9.75pt" fo:font-weight="normal" fo:font-family="'Liberation Serif'" style:font-family-asian="'Liberation Serif'" style:font-family-complex="'Liberation Serif'"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9.75pt" fo:font-weight="normal" fo:font-family="'Liberation Serif'" style:font-family-asian="'Liberation Serif'" style:font-family-complex="'Liberation Serif'"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9.75pt" fo:font-weight="normal" fo:font-family="'Liberation Serif'" style:font-family-asian="'Liberation Serif'" style:font-family-complex="'Liberation Serif'"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9.75pt" fo:font-weight="normal" fo:font-family="'Liberation Serif'" style:font-family-asian="'Liberation Serif'" style:font-family-complex="'Liberation Serif'"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9.75pt" fo:font-weight="normal" fo:font-family="'Liberation Serif'" style:font-family-asian="'Liberation Serif'" style:font-family-complex="'Liberation Serif'"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9.75pt" fo:font-weight="normal" fo:font-family="'Liberation Serif'" style:font-family-asian="'Liberation Serif'" style:font-family-complex="'Liberation Serif'"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9.75pt" fo:font-weight="bold" fo:font-family="'Liberation Serif'" style:font-family-asian="'Liberation Serif'" style:font-family-complex="'Liberation Serif'"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9.75pt" fo:font-weight="normal" fo:font-family="'Liberation Serif'" style:font-family-asian="'Liberation Serif'" style:font-family-complex="'Liberation Serif'"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9.75pt" fo:font-weight="normal" fo:font-family="'Liberation Serif'" style:font-family-asian="'Liberation Serif'" style:font-family-complex="'Liberation Serif'"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9.75pt" fo:font-weight="normal" fo:font-family="'Liberation Serif'" style:font-family-asian="'Liberation Serif'" style:font-family-complex="'Liberation Serif'"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9.75pt" fo:font-weight="normal" fo:font-family="'Liberation Serif'" style:font-family-asian="'Liberation Serif'" style:font-family-complex="'Liberation Serif'"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9.75pt" fo:font-weight="normal" fo:font-family="'Liberation Serif'" style:font-family-asian="'Liberation Serif'" style:font-family-complex="'Liberation Serif'"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9.75pt" fo:font-weight="normal" fo:font-family="'Liberation Serif'" style:font-family-asian="'Liberation Serif'" style:font-family-complex="'Liberation Serif'"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Liberation Serif'" style:font-family-asian="'Liberation Serif'" style:font-family-complex="'Liberation Serif'" fo:background-color="transparent" style:use-window-font-color="true"/>
    </style:style>
    <style:style style:name="T102"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103" style:family="text">
      <style:text-properties fo:font-size="12.00pt" fo:font-weight="bold"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bold"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9.75pt" fo:font-weight="normal" fo:font-family="'Liberation Serif'" style:font-family-asian="'Liberation Serif'" style:font-family-complex="'Liberation Serif'"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9.75pt" fo:font-weight="normal" fo:font-family="'Liberation Serif'" style:font-family-asian="'Liberation Serif'" style:font-family-complex="'Liberation Serif'"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9.75pt" fo:font-weight="normal" fo:font-family="'Liberation Serif'" style:font-family-asian="'Liberation Serif'" style:font-family-complex="'Liberation Serif'"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9.75pt" fo:font-weight="normal" fo:font-family="'Liberation Serif'" style:font-family-asian="'Liberation Serif'" style:font-family-complex="'Liberation Serif'"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9.75pt" fo:font-weight="normal" fo:font-family="'Liberation Serif'" style:font-family-asian="'Liberation Serif'" style:font-family-complex="'Liberation Serif'"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9.75pt" fo:font-weight="bold" fo:font-family="'Liberation Serif'" style:font-family-asian="'Liberation Serif'" style:font-family-complex="'Liberation Serif'"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9.75pt" fo:font-weight="bold" fo:font-family="'Liberation Serif'" style:font-family-asian="'Liberation Serif'" style:font-family-complex="'Liberation Serif'"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9.75pt" fo:font-weight="normal" fo:font-family="'Liberation Serif'" style:font-family-asian="'Liberation Serif'" style:font-family-complex="'Liberation Serif'" fo:background-color="transparent" fo:color="#000000"/>
    </style:style>
    <style:style style:name="T122" style:family="text">
      <style:text-properties fo:font-size="9.75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3" style:family="text">
      <style:text-properties fo:font-size="9.75pt" fo:font-weight="normal" fo:font-family="'Liberation Serif'" style:font-family-asian="'Liberation Serif'" style:font-family-complex="'Liberation Serif'"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9.75pt" fo:font-weight="normal" fo:font-family="'Liberation Serif'" style:font-family-asian="'Liberation Serif'" style:font-family-complex="'Liberation Serif'"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9.75pt" fo:font-weight="normal" fo:font-family="'Liberation Serif'" style:font-family-asian="'Liberation Serif'" style:font-family-complex="'Liberation Serif'"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style:style>
    <style:style style:name="P3" style:family="paragraph">
      <style:paragraph-properties fo:line-height="100.00%" fo:text-align="left"/>
    </style:style>
    <style:style style:name="P4" style:family="paragraph">
      <style:paragraph-properties fo:line-height="115.00%" fo:text-align="left" fo:margin-left="72.00pt" fo:text-indent="-18.00pt"/>
    </style:style>
    <style:style style:name="P5" style:family="paragraph">
      <style:paragraph-properties fo:line-height="100.00%" fo:text-align="left"/>
    </style:style>
    <style:style style:name="P6" style:family="paragraph">
      <style:paragraph-properties fo:line-height="115.00%" fo:text-align="left" fo:margin-left="72.00pt" fo:text-indent="-18.00pt"/>
    </style:style>
    <style:style style:name="P7" style:family="paragraph">
      <style:paragraph-properties fo:line-height="115.00%" fo:text-align="justify" fo:margin-left="72.00pt" fo:text-indent="-18.00pt"/>
    </style:style>
    <style:style style:name="P8" style:family="paragraph">
      <style:paragraph-properties fo:line-height="100.00%" fo:text-align="left"/>
    </style:style>
    <style:style style:name="P9" style:family="paragraph">
      <style:paragraph-properties fo:line-height="100.00%" fo:text-align="left" fo:margin-top="12.00pt" fo:margin-bottom="6.00pt"/>
    </style:style>
    <style:style style:name="P10" style:family="paragraph">
      <style:paragraph-properties fo:line-height="120.00%" fo:text-align="left"/>
    </style:style>
    <style:style style:name="P11" style:family="paragraph">
      <style:paragraph-properties fo:line-height="100.00%" fo:text-align="left"/>
    </style:style>
    <style:style style:name="P12" style:family="paragraph">
      <style:paragraph-properties fo:line-height="115.00%" fo:text-align="left" fo:margin-left="72.00pt" fo:text-indent="-18.00pt"/>
    </style:style>
    <style:style style:name="P13" style:family="paragraph">
      <style:paragraph-properties fo:line-height="100.00%" fo:text-align="left"/>
    </style:style>
    <style:style style:name="P14" style:family="paragraph">
      <style:paragraph-properties fo:line-height="115.00%" fo:text-align="left" fo:margin-left="72.00pt" fo:text-indent="-18.00pt"/>
    </style:style>
    <style:style style:name="P15" style:family="paragraph">
      <style:paragraph-properties fo:line-height="100.00%" fo:text-align="left"/>
    </style:style>
    <style:style style:name="P16" style:family="paragraph">
      <style:paragraph-properties fo:line-height="100.00%" fo:text-align="center"/>
    </style:style>
    <style:style style:name="P17" style:family="paragraph">
      <style:paragraph-properties fo:line-height="100.00%" fo:text-align="justify"/>
    </style:style>
    <style:style style:name="P18" style:family="paragraph">
      <style:paragraph-properties fo:line-height="115.00%" fo:text-align="left"/>
    </style:style>
    <style:style style:name="P19" style:family="paragraph">
      <style:paragraph-properties fo:line-height="100.00%" fo:text-align="justify"/>
    </style:style>
    <style:style style:name="P20" style:family="paragraph">
      <style:paragraph-properties fo:line-height="100.00%" fo:text-align="center"/>
    </style:style>
    <style:style style:name="P21" style:family="paragraph">
      <style:paragraph-properties fo:line-height="100.00%" fo:text-align="justify"/>
    </style:style>
    <style:style style:name="P22" style:family="paragraph">
      <style:paragraph-properties fo:line-height="115.00%" fo:text-align="left" fo:margin-left="72.00pt" fo:text-indent="-18.00pt"/>
    </style:style>
    <style:style style:name="P23" style:family="paragraph">
      <style:paragraph-properties fo:line-height="100.00%" fo:text-align="justify"/>
    </style:style>
  </office:automatic-styles>
  <office:body>
    <office:text>
      <text:p text:style-name="P1"><text:span text:style-name="T1">#<text:s text:c="17"/>TASK 1</text:span></text:p>
      <text:p text:style-name="P1"><text:span text:style-name="T2">yum install -y httpd</text:span></text:p>
      <text:p text:style-name="P1"><text:span text:style-name="T2">____2</text:span></text:p>
      <text:p text:style-name="P1"><text:span text:style-name="T2"><text:s/>cat &lt;&lt; EOF &gt; /var/www/html/index.html</text:span></text:p>
      <text:p text:style-name="P1"><text:span text:style-name="T2">&lt;h2&gt;Hello from httpd&lt;/h2&gt;</text:span></text:p>
      <text:p text:style-name="P1"><text:span text:style-name="T2">&lt;hr /&gt;</text:span></text:p>
      <text:p text:style-name="P1"><text:span text:style-name="T2">&lt;p&gt;Created by Name Surname&lt;/p&gt;</text:span></text:p>
      <text:p text:style-name="P1"><text:span text:style-name="T2">EOF</text:span></text:p>
      <text:p text:style-name="P1"><text:span text:style-name="T2">____3</text:span></text:p>
      <text:p text:style-name="P1"><text:span text:style-name="T2"><text:s text:c="5"/>sudo systemctl start httpd</text:span></text:p>
      <text:p text:style-name="P1"><text:span text:style-name="T2"><text:s text:c="5"/>sudo systemctl status httpd</text:span></text:p>
      <text:p text:style-name="P1"><text:span text:style-name="T2"><text:s text:c="5"/>sudo systemctl enable httpd</text:span></text:p>
      <text:p text:style-name="P1"><text:span text:style-name="T2"><text:s text:c="5"/>sudo systemctl status httpd</text:span></text:p>
      <text:p text:style-name="P1"><text:span text:style-name="T3"/></text:p>
      <text:p text:style-name="P1"><text:span text:style-name="T4">sudo firewall-cmd --permanent --add-port=80/tcp</text:span></text:p>
      <text:p text:style-name="P1"><text:span text:style-name="T4">sudo firewall-cmd --permanent --add-port=443/tcp</text:span></text:p>
      <text:p text:style-name="P1"><text:span text:style-name="T4">sudo firewall-cmd<text:s/></text:span><text:span text:style-name="T5">–reload</text:span></text:p>
      <text:p text:style-name="P1"><text:span text:style-name="T6"/></text:p>
      <text:p text:style-name="P1"><text:span text:style-name="T6"/></text:p>
      <text:p text:style-name="P2"><text:span text:style-name="T7">###Screenshots of test web pages being opened in browser</text:span></text:p>
      <text:p text:style-name="P2"><text:span text:style-name="T7">![alt text][logo]</text:span></text:p>
      <text:p text:style-name="P2"><text:span text:style-name="T7"/></text:p>
      <text:p text:style-name="P2"><text:span text:style-name="T7">[logo]:https://github.com/Dzmitry-Prusevich/dzmitry_prusevich_homework/blob/apache_day1/1.jpg</text:span></text:p>
      <text:p text:style-name="P3"><draw:frame text:anchor-type="as-char" svg:width="158.49mm" svg:height="129.91mm" style:rel-width="scale" style:rel-height="scale"><draw:object-ole xlink:href="OleObj1"/><draw:image xlink:href="ObjectReplacements/OleObj1"/></draw:frame><text:span text:style-name="T8"/></text:p>
      <text:p text:style-name="P3"><text:span text:style-name="T8"/></text:p>
      <text:p text:style-name="P3"><draw:frame text:anchor-type="as-char" svg:width="175.95mm" svg:height="51.86mm" style:rel-width="scale" style:rel-height="scale"><draw:object-ole xlink:href="OleObj2"/><draw:image xlink:href="ObjectReplacements/OleObj2"/></draw:frame><text:span text:style-name="T8"/></text:p>
      <text:p text:style-name="P3"><text:span text:style-name="T8"/></text:p>
      <text:p text:style-name="P3"><text:span text:style-name="T9">___4 </text:span></text:p>
      <text:p text:style-name="P3"><text:span text:style-name="T10"/></text:p>
      <text:p text:style-name="P3"><text:span text:style-name="T11">yum -y install arp apr-devel apr-util apr-util-devel pcre pcre-devel</text:span></text:p>
      <text:p text:style-name="P3"><text:span text:style-name="T12"/></text:p>
      <text:p text:style-name="P3"><text:span text:style-name="T13">sudo systemctl stop httpd</text:span></text:p>
      <text:p text:style-name="P3"><text:span text:style-name="T14"/></text:p>
      <text:p text:style-name="P3"><text:span text:style-name="T15">yum groupinstall " Development Tools"<text:s text:c="2"/>-y</text:span></text:p>
      <text:p text:style-name="P3"><text:span text:style-name="T16"/></text:p>
      <text:p text:style-name="P3"><text:span text:style-name="T17">yum install expat-devel pcre pcre-devel openssl-devel -y</text:span></text:p>
      <text:p text:style-name="P3"><text:span text:style-name="T18"/></text:p>
      <text:p text:style-name="P3"><text:span text:style-name="T19">sudo yum install -y wget</text:span></text:p>
      <text:p text:style-name="P3"><text:span text:style-name="T19">wget<text:s/></text:span><text:a xlink:href="https://github.com/apache/httpd/archive/2.4.28.tar.gz"><text:span text:style-name="T20">https://github.com/apache/httpd/archive/2.4.28.tar.gz</text:span></text:a><text:span text:style-name="T21"><text:s/>-O httpd-2.4.28.tar.gz</text:span></text:p>
      <text:p text:style-name="P3"><text:span text:style-name="T21">wget<text:s/></text:span><text:a xlink:href="https://github.com/apache/apr/archive/1.6.2.tar.gz"><text:span text:style-name="T22">https://github.com/apache/apr/archive/1.6.2.tar.gz</text:span></text:a><text:span text:style-name="T23"><text:s/>-O apr-1.6.2.tar.gz</text:span></text:p>
      <text:p text:style-name="P3"><text:span text:style-name="T23">wget<text:s/></text:span><text:a xlink:href="https://github.com/apache/apr-util/archive/1.6.0.tar.gz"><text:span text:style-name="T24">https://github.com/apache/apr-util/archive/1.6.0.tar.gz</text:span></text:a><text:span text:style-name="T25"><text:s/>-O apr-util-1.6.0.tar.gz</text:span></text:p>
      <text:p text:style-name="P3"><text:span text:style-name="T26"/></text:p>
      <text:p text:style-name="P3"><text:span text:style-name="T27">[Dzmitry@localhost ~]$ tar -xzf httpd-2.4.28.tar.gz</text:span></text:p>
      <text:p text:style-name="P3"><text:span text:style-name="T27">[Dzmitry@localhost ~]$ tar -xzf apr-1.6.2.tar.gz</text:span></text:p>
      <text:p text:style-name="P3"><text:span text:style-name="T27">[Dzmitry@localhost ~]$ tar -xzf apr-util-1.6.0.tar.gz</text:span></text:p>
      <text:p text:style-name="P3"><text:span text:style-name="T27">sudo -i</text:span></text:p>
      <text:p text:style-name="P3"><text:span text:style-name="T27">[root@localhost ~]# cd /home/Dzmitry/</text:span></text:p>
      <text:p text:style-name="P3"><text:span text:style-name="T28"/></text:p>
      <text:p text:style-name="P3"><text:span text:style-name="T28"/></text:p>
      <text:p text:style-name="P3"><text:span text:style-name="T29">[root@localhost Dzmitry]# mv apr-1.6.2 httpd-2.4.28/srclib/apr</text:span></text:p>
      <text:p text:style-name="P3"><text:span text:style-name="T29">[root@localhost Dzmitry]# mv apr-util-1.6.0 httpd-2.4.28/srclib/apr-util</text:span></text:p>
      <text:p text:style-name="P3"><text:span text:style-name="T29">[root@localhost Dzmitry]# cd httpd-2.4.28</text:span></text:p>
      <text:p text:style-name="P3"><text:span text:style-name="T30"/></text:p>
      <text:p text:style-name="P3"><text:span text:style-name="T30"/></text:p>
      <text:p text:style-name="P3"><text:span text:style-name="T31">[root@localhost httpd-2.4.28]# ./buildconf </text:span></text:p>
      <text:p text:style-name="P3"><text:span text:style-name="T32"/></text:p>
      <text:p text:style-name="P3"><text:span text:style-name="T33">[root@localhost httpd-2.4.28]# ./configure --enable-ssl --enable-so --with-mpm=event --with-included-apr<text:s/></text:span><text:span text:style-name="T34">–prefix=/usr/local/apache2</text:span></text:p>
      <text:p text:style-name="P3"><text:span text:style-name="T35"/></text:p>
      <text:p text:style-name="P3"><text:span text:style-name="T36">[root@localhost httpd-2.4.28]# make</text:span></text:p>
      <text:p text:style-name="P3"><text:span text:style-name="T37"/></text:p>
      <text:p text:style-name="P3"><text:span text:style-name="T38">[root@localhost httpd-2.4.28]# make install</text:span></text:p>
      <text:p text:style-name="P3"><text:span text:style-name="T39"/></text:p>
      <text:p text:style-name="P3"><text:span text:style-name="T39"/></text:p>
      <text:p text:style-name="P3"><text:span text:style-name="T40">[root@localhost httpd-2.4.28]# echo “pathmunge /usr/local/apache2/bin” &gt; /etc/profile.d/httpd.sh</text:span></text:p>
      <text:p text:style-name="P3"><text:span text:style-name="T41"/></text:p>
      <text:p text:style-name="P3"><text:span text:style-name="T42">[root@localhost httpd-2.4.28]# vim /etc/systemd/system/httpd.service</text:span></text:p>
      <text:p text:style-name="P3"><text:span text:style-name="T42"/></text:p>
      <text:p text:style-name="P3"><text:span text:style-name="T42"/></text:p>
      <text:p text:style-name="P3"><text:span text:style-name="T42">![alt text][logo]</text:span></text:p>
      <text:p text:style-name="P3"><text:span text:style-name="T42"/></text:p>
      <text:p text:style-name="P3"><text:span text:style-name="T42">[logo]:https://github.com/Dzmitry-Prusevich/dzmitry_prusevich_homework/blob/apache_day1/2.jpg</text:span></text:p>
      <text:p text:style-name="P3"><text:span text:style-name="T43"/></text:p>
      <text:p text:style-name="P3"><draw:frame text:anchor-type="as-char" svg:width="155.31mm" svg:height="131.50mm" style:rel-width="scale" style:rel-height="scale"><draw:object-ole xlink:href="OleObj3"/><draw:image xlink:href="ObjectReplacements/OleObj3"/></draw:frame><text:span text:style-name="T43"/></text:p>
      <text:p text:style-name="P3"><text:span text:style-name="T43"/></text:p>
      <text:p text:style-name="P3"><text:span text:style-name="T43"/></text:p>
      <text:p text:style-name="P3"><text:span text:style-name="T44">systemctl daemon-reload</text:span></text:p>
      <text:p text:style-name="P3"><text:span text:style-name="T44">systemctl start httpd</text:span></text:p>
      <text:p text:style-name="P3"><text:span text:style-name="T44">systemctl enable httpd</text:span></text:p>
      <text:p text:style-name="P3"><text:span text:style-name="T44">systemctl status httpd</text:span></text:p>
      <text:p text:style-name="P3"><text:span text:style-name="T44"/></text:p>
      <text:p text:style-name="P3"><text:span text:style-name="T44"/></text:p>
      <text:p text:style-name="P3"><draw:frame text:anchor-type="as-char" svg:width="175.95mm" svg:height="97.37mm" style:rel-width="scale" style:rel-height="scale"><draw:object-ole xlink:href="OleObj4"/><draw:image xlink:href="ObjectReplacements/OleObj4"/></draw:frame><text:span text:style-name="T45"/></text:p>
      <text:p text:style-name="P3"><text:span text:style-name="T45"/></text:p>
      <text:p text:style-name="P3"><text:span text:style-name="T46">vim /usr/local/apache2/htdocs/index.html</text:span></text:p>
      <text:p text:style-name="P3"><text:span text:style-name="T47"/></text:p>
      <text:p text:style-name="P3"><text:span text:style-name="T47">![alt text][logo]</text:span></text:p>
      <text:p text:style-name="P3"><text:span text:style-name="T47"/></text:p>
      <text:p text:style-name="P3"><text:span text:style-name="T47">[logo]:https://github.com/Dzmitry-Prusevich/dzmitry_prusevich_homework/blob/apache_day1/3.jpg</text:span></text:p>
      <text:p text:style-name="P4"><text:span text:style-name="T48">## Screenshots of test web pages being opened in browser</text:span></text:p>
      <text:p text:style-name="P5"><draw:frame text:anchor-type="as-char" svg:width="175.95mm" svg:height="52.65mm" style:rel-width="scale" style:rel-height="scale"><draw:object-ole xlink:href="OleObj5"/><draw:image xlink:href="ObjectReplacements/OleObj5"/></draw:frame><text:span text:style-name="T49"/></text:p>
      <text:p text:style-name="P5"><text:span text:style-name="T49"/></text:p>
      <text:p text:style-name="P5"><text:span text:style-name="T49"/></text:p>
      <text:p text:style-name="P5"><text:span text:style-name="T49"/></text:p>
      <text:p text:style-name="P5"><text:span text:style-name="T49"/></text:p>
      <text:p text:style-name="P5"><text:span text:style-name="T50">/usr/local/apache2/bin/apachectl -S</text:span></text:p>
      <text:p text:style-name="P5"><text:span text:style-name="T51"/></text:p>
      <text:p text:style-name="P5"><text:span text:style-name="T51"/></text:p>
      <text:p text:style-name="P6"><text:span text:style-name="T52">##<text:s text:c="2"/>Screenshots of output of web server checks, e.g. httpd -S</text:span></text:p>
      <text:p text:style-name="P6"><text:span text:style-name="T52"/></text:p>
      <text:p text:style-name="P6"><text:span text:style-name="T52">![alt text][logo]</text:span></text:p>
      <text:p text:style-name="P6"><text:span text:style-name="T52"/></text:p>
      <text:p text:style-name="P7"><text:span text:style-name="T52">[logo]:https://github.com/Dzmitry-Prusevich/dzmitry_prusevich_homework/blob/apache_day1/4.jpg</text:span></text:p>
      <text:p text:style-name="P8"><draw:frame text:anchor-type="as-char" svg:width="175.95mm" svg:height="65.35mm" style:rel-width="scale" style:rel-height="scale"><draw:object-ole xlink:href="OleObj6"/><draw:image xlink:href="ObjectReplacements/OleObj6"/></draw:frame><text:span text:style-name="T53"/></text:p>
      <text:p text:style-name="P8"><text:span text:style-name="T54">systemctl stop httpd</text:span></text:p>
      <text:p text:style-name="P8"><text:span text:style-name="T55"/></text:p>
      <text:p text:style-name="P8"><text:span text:style-name="T55">![alt text][logo]</text:span></text:p>
      <text:p text:style-name="P8"><text:span text:style-name="T55"/></text:p>
      <text:p text:style-name="P8"><text:span text:style-name="T55">[logo]:https://github.com/Dzmitry-Prusevich/dzmitry_prusevich_homework/blob/apache_day1/5.jpg</text:span></text:p>
      <text:p text:style-name="P8"><text:span text:style-name="T55"/></text:p>
      <text:p text:style-name="P8"><draw:frame text:anchor-type="as-char" svg:width="175.95mm" svg:height="86.78mm" style:rel-width="scale" style:rel-height="scale"><draw:object-ole xlink:href="OleObj7"/><draw:image xlink:href="ObjectReplacements/OleObj7"/></draw:frame><text:span text:style-name="T55"/></text:p>
      <text:p text:style-name="P8"><text:span text:style-name="T55"/></text:p>
      <text:p text:style-name="P8"><text:span text:style-name="T55"/></text:p>
      <text:p text:style-name="P8"><text:span text:style-name="T56">Check</text:span></text:p>
      <text:p text:style-name="P8"><text:span text:style-name="T57"/></text:p>
      <text:p text:style-name="P9"><text:span text:style-name="T58">Restarting Apache Gracefully</text:span></text:p>
      <text:p text:style-name="P10"><text:span text:style-name="T59"/></text:p>
      <text:p text:style-name="P10"><text:span text:style-name="T60">If you are restarting the web server on a live website, you should do it gracefully.</text:span></text:p>
      <text:p text:style-name="P10"><text:span text:style-name="T60">A graceful restart tells the web sever to finish any active connections before restarting. This means that active visitors to your site will be able to finish downloading anything already in progress before the server restarts.</text:span></text:p>
      <text:p text:style-name="P11"><text:span text:style-name="T61"/></text:p>
      <text:p text:style-name="P11"><text:span text:style-name="T61"/></text:p>
      <text:p text:style-name="P11"><text:span text:style-name="T61"/></text:p>
      <text:p text:style-name="P11"><text:span text:style-name="T62">#<text:tab/><text:tab/><text:tab/><text:tab/><text:tab/>TASK2</text:span></text:p>
      <text:p text:style-name="P11"><text:span text:style-name="T63"/></text:p>
      <text:p text:style-name="P11"><text:span text:style-name="T63"/></text:p>
      <text:p text:style-name="P11"><text:span text:style-name="T64">WITH HTTPD</text:span></text:p>
      <text:p text:style-name="P11"><text:span text:style-name="T65"/></text:p>
      <text:p text:style-name="P11"><text:span text:style-name="T66">[root@localhost bin]# mkdir -p /var/www/dzpr.com/public_html</text:span></text:p>
      <text:p text:style-name="P11"><text:span text:style-name="T66">[root@localhost bin]# mkdir -p /var/www/dzmtrpr.com/public_html</text:span></text:p>
      <text:p text:style-name="P11"><text:span text:style-name="T67"/></text:p>
      <text:p text:style-name="P11"><text:span text:style-name="T68">[root@localhost bin]# vim /var/www/dzpr.com/index.html</text:span></text:p>
      <text:p text:style-name="P11"><text:span text:style-name="T68">[root@localhost bin]# vim /var/www/dzmtrpr.com/index.html</text:span></text:p>
      <text:p text:style-name="P11"><text:span text:style-name="T68">[root@localhost bin]# mkdir /etc/httpd/sites-available</text:span></text:p>
      <text:p text:style-name="P11"><text:span text:style-name="T68">[root@localhost bin]# mkdir /etc/httpd/sites-enabled</text:span></text:p>
      <text:p text:style-name="P11"><text:span text:style-name="T69"/></text:p>
      <text:p text:style-name="P11"><text:span text:style-name="T70">echo “IncludeOptional sites-enabled/*.conf” &gt;&gt; /etc/httpd/conf/httpd.conf</text:span></text:p>
      <text:p text:style-name="P11"><text:span text:style-name="T71"/></text:p>
      <text:p text:style-name="P11"><text:span text:style-name="T72">vim /etc/httpd/sites-available/dzpr.com.conf</text:span></text:p>
      <text:p text:style-name="P11"><text:span text:style-name="T73"/></text:p>
      <text:p text:style-name="P11"><text:span text:style-name="T73"/></text:p>
      <text:p text:style-name="P12"><text:span text:style-name="T74">##Screenshots of web server configurations used in tasks </text:span></text:p>
      <text:p text:style-name="P13"><text:span text:style-name="T75"/></text:p>
      <text:p text:style-name="P13"><text:span text:style-name="T75">![alt text][logo]</text:span></text:p>
      <text:p text:style-name="P13"><text:span text:style-name="T75"/></text:p>
      <text:p text:style-name="P13"><text:span text:style-name="T75">[logo]:https://github.com/Dzmitry-Prusevich/dzmitry_prusevich_homework/blob/apache_day1/2_1.jpg</text:span></text:p>
      <text:p text:style-name="P13"><draw:frame text:anchor-type="as-char" svg:width="175.95mm" svg:height="83.34mm" style:rel-width="scale" style:rel-height="scale"><draw:object-ole xlink:href="OleObj8"/><draw:image xlink:href="ObjectReplacements/OleObj8"/></draw:frame><text:span text:style-name="T75"/></text:p>
      <text:p text:style-name="P13"><text:span text:style-name="T75"/></text:p>
      <text:p text:style-name="P13"><text:span text:style-name="T75">![alt text][logo]</text:span></text:p>
      <text:p text:style-name="P13"><text:span text:style-name="T75"/></text:p>
      <text:p text:style-name="P13"><text:span text:style-name="T75">[logo]:https://github.com/Dzmitry-Prusevich/dzmitry_prusevich_homework/blob/apache_day1/2_2.jpg</text:span></text:p>
      <text:p text:style-name="P13"><draw:frame text:anchor-type="as-char" svg:width="92.34mm" svg:height="119.86mm" style:rel-width="scale" style:rel-height="scale"><draw:object-ole xlink:href="OleObj9"/><draw:image xlink:href="ObjectReplacements/OleObj9"/></draw:frame><text:span text:style-name="T75"/></text:p>
      <text:p text:style-name="P13"><text:span text:style-name="T75"/></text:p>
      <text:p text:style-name="P13"><text:span text:style-name="T75">![alt text][logo]</text:span></text:p>
      <text:p text:style-name="P13"><text:span text:style-name="T75"/></text:p>
      <text:p text:style-name="P13"><text:span text:style-name="T75">[logo]:https://github.com/Dzmitry-Prusevich/dzmitry_prusevich_homework/blob/apache_day1/2_3.jpg</text:span></text:p>
      <text:p text:style-name="P13"><draw:frame text:anchor-type="as-char" svg:width="111.65mm" svg:height="125.41mm" style:rel-width="scale" style:rel-height="scale"><draw:object-ole xlink:href="OleObj10"/><draw:image xlink:href="ObjectReplacements/OleObj10"/></draw:frame><text:span text:style-name="T75"/></text:p>
      <text:p text:style-name="P13"><text:span text:style-name="T75"/></text:p>
      <text:p text:style-name="P13"><text:span text:style-name="T75"/></text:p>
      <text:p text:style-name="P13"><text:span text:style-name="T75"/></text:p>
      <text:p text:style-name="P13"><draw:frame text:anchor-type="as-char" svg:width="175.95mm" svg:height="133.61mm" style:rel-width="scale" style:rel-height="scale"><draw:object-ole xlink:href="OleObj11"/><draw:image xlink:href="ObjectReplacements/OleObj11"/></draw:frame><text:span text:style-name="T75"/></text:p>
      <text:p text:style-name="P13"><text:span text:style-name="T75"/></text:p>
      <text:p text:style-name="P13"><text:span text:style-name="T75">![alt text][logo]</text:span></text:p>
      <text:p text:style-name="P13"><text:span text:style-name="T75"/></text:p>
      <text:p text:style-name="P13"><text:span text:style-name="T75">[logo]:https://github.com/Dzmitry-Prusevich/dzmitry_prusevich_homework/blob/apache_day1/2_4.jpg</text:span><draw:frame text:anchor-type="as-char" svg:width="175.95mm" svg:height="127.53mm" style:rel-width="scale" style:rel-height="scale"><draw:object-ole xlink:href="OleObj12"/><draw:image xlink:href="ObjectReplacements/OleObj12"/></draw:frame><text:span text:style-name="T75"/></text:p>
      <text:p text:style-name="P13"><text:span text:style-name="T75"/></text:p>
      <text:p text:style-name="P13"><text:span text:style-name="T75"/></text:p>
      <text:p text:style-name="P13"><text:span text:style-name="T75"/></text:p>
      <text:p text:style-name="P13"><text:span text:style-name="T76">[root@localhost bin]# vim /etc/httpd/conf/httpd.conf </text:span></text:p>
      <text:p text:style-name="P13"><text:span text:style-name="T76">[root@localhost bin]# vim /etc/httpd/conf.d/dzmtrpr.com.conf</text:span></text:p>
      <text:p text:style-name="P13"><text:span text:style-name="T76">[root@localhost bin]# systemctl restart httpd</text:span></text:p>
      <text:p text:style-name="P13"><text:span text:style-name="T76">[root@localhost bin]# vim /etc/httpd/conf.d/dzmtrpr.com.conf</text:span></text:p>
      <text:p text:style-name="P13"><text:span text:style-name="T76">[root@localhost bin]# systemctl restart httpd</text:span></text:p>
      <text:p text:style-name="P13"><text:span text:style-name="T76">[root@localhost bin]# vim /etc/httpd/conf.d/dzmtrpr.com.conf</text:span></text:p>
      <text:p text:style-name="P13"><text:span text:style-name="T76">[root@localhost bin]# vim /var/www/dzmtrpr.com/index.html </text:span></text:p>
      <text:p text:style-name="P13"><text:span text:style-name="T77"/></text:p>
      <text:p text:style-name="P13"><text:span text:style-name="T77"/></text:p>
      <text:p text:style-name="P13"><text:span text:style-name="T78">[root@localhost bin]# apachectl configtest</text:span></text:p>
      <text:p text:style-name="P13"><text:span text:style-name="T78">Syntax OK</text:span></text:p>
      <text:p text:style-name="P13"><text:span text:style-name="T78">[root@localhost bin]# systemctl status httpd</text:span></text:p>
      <text:p text:style-name="P13"><draw:frame text:anchor-type="as-char" svg:width="175.95mm" svg:height="58.47mm" style:rel-width="scale" style:rel-height="scale"><draw:object-ole xlink:href="OleObj13"/><draw:image xlink:href="ObjectReplacements/OleObj13"/></draw:frame><text:span text:style-name="T79"/></text:p>
      <text:p text:style-name="P13"><text:span text:style-name="T80">[root@localhost bin]# systemctl restart httpd</text:span></text:p>
      <text:p text:style-name="P13"><text:span text:style-name="T81"/></text:p>
      <text:p text:style-name="P13"><text:span text:style-name="T82">cp /var/www/dzmtrpr.com/index.html /var/www/dzmtrpr.com/ping.html</text:span></text:p>
      <text:p text:style-name="P13"><text:span text:style-name="T82">[root@localhost bin]# vim /var/www/dzmtrpr.com/index.html </text:span></text:p>
      <text:p text:style-name="P13"><text:span text:style-name="T82">[root@localhost bin]# systemctl restart httpd</text:span></text:p>
      <text:p text:style-name="P13"><text:span text:style-name="T83"/></text:p>
      <text:p text:style-name="P13"><text:span text:style-name="T83"/></text:p>
      <text:p text:style-name="P13"><text:span text:style-name="T83">![alt text][logo]</text:span></text:p>
      <text:p text:style-name="P13"><text:span text:style-name="T83"/></text:p>
      <text:p text:style-name="P13"><text:span text:style-name="T83">[logo]:https://github.com/Dzmitry-Prusevich/dzmitry_prusevich_homework/blob/apache_day1/2_5.jpg</text:span></text:p>
      <text:p text:style-name="P13"><text:span text:style-name="T83"/></text:p>
      <text:p text:style-name="P13"><draw:frame text:anchor-type="as-char" svg:width="175.95mm" svg:height="61.38mm" style:rel-width="scale" style:rel-height="scale"><draw:object-ole xlink:href="OleObj14"/><draw:image xlink:href="ObjectReplacements/OleObj14"/></draw:frame><text:span text:style-name="T83"/></text:p>
      <text:p text:style-name="P13"><text:span text:style-name="T83"/></text:p>
      <text:p text:style-name="P13"><text:span text:style-name="T83"/></text:p>
      <text:p text:style-name="P13"><text:span text:style-name="T84">[root@localhost bin]# vim /etc/httpd/conf.d/dzmtrpr.com.conf</text:span></text:p>
      <text:p text:style-name="P13"><text:span text:style-name="T84">[root@localhost bin]# systemctl restart httpd</text:span></text:p>
      <text:p text:style-name="P13"><text:span text:style-name="T85"/></text:p>
      <text:p text:style-name="P14"><text:span text:style-name="T86">##Screenshot of debug console to confirm mod_rewrite is working while opening /</text:span></text:p>
      <text:p text:style-name="P14"><text:span text:style-name="T86">##Screenshot of debug console to confirm mod_rewrite is working while opening /index.html</text:span></text:p>
      <text:p text:style-name="P14"><text:span text:style-name="T87">##Screenshot of debug console to confirm mod_rewrite is working while opening /none-existing-page</text:span></text:p>
      <text:p text:style-name="P15"><text:span text:style-name="T88"/></text:p>
      <text:p text:style-name="P15"><text:span text:style-name="T88">![alt text][logo]</text:span></text:p>
      <text:p text:style-name="P15"><text:span text:style-name="T88"/></text:p>
      <text:p text:style-name="P15"><text:span text:style-name="T88">[logo]:https://github.com/Dzmitry-Prusevich/dzmitry_prusevich_homework/blob/apache_day1/3_1.jpg</text:span></text:p>
      <text:p text:style-name="P15"><draw:frame text:anchor-type="as-char" svg:width="175.95mm" svg:height="69.59mm" style:rel-width="scale" style:rel-height="scale"><draw:object-ole xlink:href="OleObj15"/><draw:image xlink:href="ObjectReplacements/OleObj15"/></draw:frame><text:span text:style-name="T88"/></text:p>
      <text:p text:style-name="P15"><text:span text:style-name="T88"/></text:p>
      <text:p text:style-name="P15"><text:span text:style-name="T88">![alt text][logo]</text:span></text:p>
      <text:p text:style-name="P15"><text:span text:style-name="T88"/></text:p>
      <text:p text:style-name="P15"><text:span text:style-name="T88">[logo]:https://github.com/Dzmitry-Prusevich/dzmitry_prusevich_homework/blob/apache_day1/3_2.jpg</text:span></text:p>
      <text:p text:style-name="P15"><text:span text:style-name="T88"/></text:p>
      <text:p text:style-name="P15"><text:span text:style-name="T88"/></text:p>
      <text:p text:style-name="P15"><draw:frame text:anchor-type="as-char" svg:width="175.95mm" svg:height="48.95mm" style:rel-width="scale" style:rel-height="scale"><draw:object-ole xlink:href="OleObj16"/><draw:image xlink:href="ObjectReplacements/OleObj16"/></draw:frame><text:span text:style-name="T88"/></text:p>
      <text:p text:style-name="P15"><text:span text:style-name="T88"/></text:p>
      <text:p text:style-name="P15"><text:span text:style-name="T88">![alt text][logo]</text:span></text:p>
      <text:p text:style-name="P15"><text:span text:style-name="T88"/></text:p>
      <text:p text:style-name="P15"><text:span text:style-name="T88">[logo]:https://github.com/Dzmitry-Prusevich/dzmitry_prusevich_homework/blob/apache_day1/3_3.jpg</text:span></text:p>
      <text:p text:style-name="P15"><draw:frame text:anchor-type="as-char" svg:width="175.95mm" svg:height="46.30mm" style:rel-width="scale" style:rel-height="scale"><draw:object-ole xlink:href="OleObj17"/><draw:image xlink:href="ObjectReplacements/OleObj17"/></draw:frame><text:span text:style-name="T88"/></text:p>
      <text:p text:style-name="P15"><text:span text:style-name="T88"/></text:p>
      <text:p text:style-name="P15"><text:span text:style-name="T88">![alt text][logo]</text:span></text:p>
      <text:p text:style-name="P15"><text:span text:style-name="T88"/></text:p>
      <text:p text:style-name="P15"><text:span text:style-name="T88">[logo]:https://github.com/Dzmitry-Prusevich/dzmitry_prusevich_homework/blob/apache_day1/3_4.jpg</text:span></text:p>
      <text:p text:style-name="P15"><text:span text:style-name="T88"/></text:p>
      <text:p text:style-name="P15"><text:span text:style-name="T88"/></text:p>
      <text:p text:style-name="P15"><draw:frame text:anchor-type="as-char" svg:width="175.95mm" svg:height="50.27mm" style:rel-width="scale" style:rel-height="scale"><draw:object-ole xlink:href="OleObj18"/><draw:image xlink:href="ObjectReplacements/OleObj18"/></draw:frame><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5"><text:span text:style-name="T88"/></text:p>
      <text:p text:style-name="P16"><text:span text:style-name="T89">#TASK 3</text:span></text:p>
      <text:p text:style-name="P16"><text:span text:style-name="T90"/></text:p>
      <text:p text:style-name="P17"><text:span text:style-name="T91">sudo yum install epel-release -y</text:span></text:p>
      <text:p text:style-name="P17"><text:span text:style-name="T92"/></text:p>
      <text:p text:style-name="P17"><text:span text:style-name="T93">yum install -y cronolog</text:span></text:p>
      <text:p text:style-name="P17"><text:span text:style-name="T94"/></text:p>
      <text:p text:style-name="P17"><text:span text:style-name="T95">mkdir /var/www/dzmtrpr.com/logs</text:span></text:p>
      <text:p text:style-name="P17"><text:span text:style-name="T96"/></text:p>
      <text:p text:style-name="P17"><text:span text:style-name="T97">vim /etc/httpd/conf.d/dzmtrpr.com.conf</text:span></text:p>
      <text:p text:style-name="P17"><text:span text:style-name="T98"/></text:p>
      <text:p text:style-name="P17"><text:span text:style-name="T99">setenforce 0</text:span></text:p>
      <text:p text:style-name="P17"><text:span text:style-name="T99"><text:s/>systemctl restart httpd</text:span></text:p>
      <text:p text:style-name="P17"><text:span text:style-name="T99"><text:s/>getenforce</text:span></text:p>
      <text:p text:style-name="P17"><text:span text:style-name="T100"/></text:p>
      <text:p text:style-name="P17"><text:span text:style-name="T100"/></text:p>
      <text:p text:style-name="P18"><text:span text:style-name="T101">##Screenshot of virtual host with cronolog configuration, output of<text:s/></text:span><text:span text:style-name="T102">tree<text:s/></text:span><text:span text:style-name="T103">command showing layout of log files created by cronolog</text:span></text:p>
      <text:p text:style-name="P18"><text:span text:style-name="T103"/></text:p>
      <text:p text:style-name="P18"><text:span text:style-name="T103">![alt text][logo]</text:span></text:p>
      <text:p text:style-name="P18"><text:span text:style-name="T103"/></text:p>
      <text:p text:style-name="P18"><text:span text:style-name="T103">[logo]:</text:span><text:span text:style-name="T104">https://github.com/Dzmitry-Prusevich/dzmitry_prusevich_homework/blob/apache_day1/4_1.jpg</text:span><text:span text:style-name="T105"/></text:p>
      <text:p text:style-name="P19"><text:span text:style-name="T106"/></text:p>
      <text:p text:style-name="P19"><draw:frame text:anchor-type="as-char" svg:width="175.95mm" svg:height="61.65mm" style:rel-width="scale" style:rel-height="scale"><draw:object-ole xlink:href="OleObj19"/><draw:image xlink:href="ObjectReplacements/OleObj19"/></draw:frame><text:span text:style-name="T106"/></text:p>
      <text:p text:style-name="P19"><text:span text:style-name="T106">![alt text][logo]</text:span></text:p>
      <text:p text:style-name="P19"><text:span text:style-name="T106"/></text:p>
      <text:p text:style-name="P19"><text:span text:style-name="T106">[logo]:https://github.com/Dzmitry-Prusevich/dzmitry_prusevich_homework/blob/apache_day1/4_2.jpg</text:span></text:p>
      <text:p text:style-name="P19"><text:span text:style-name="T106"/></text:p>
      <text:p text:style-name="P19"><draw:frame text:anchor-type="as-char" svg:width="175.95mm" svg:height="88.64mm" style:rel-width="scale" style:rel-height="scale"><draw:object-ole xlink:href="OleObj20"/><draw:image xlink:href="ObjectReplacements/OleObj20"/></draw:frame><text:span text:style-name="T106"/></text:p>
      <text:p text:style-name="P19"><text:span text:style-name="T106"/></text:p>
      <text:p text:style-name="P19"><text:span text:style-name="T107">yum install -y tree</text:span></text:p>
      <text:p text:style-name="P19"><text:span text:style-name="T107">tree</text:span></text:p>
      <text:p text:style-name="P19"><text:span text:style-name="T108"/></text:p>
      <text:p text:style-name="P19"><text:span text:style-name="T108">![alt text][logo]</text:span></text:p>
      <text:p text:style-name="P19"><text:span text:style-name="T108"/></text:p>
      <text:p text:style-name="P19"><text:span text:style-name="T108">[logo]:https://github.com/Dzmitry-Prusevich/dzmitry_prusevich_homework/blob/apache_day1/4_3.jpg</text:span></text:p>
      <text:p text:style-name="P19"><text:span text:style-name="T108"/></text:p>
      <text:p text:style-name="P19"><draw:frame text:anchor-type="as-char" svg:width="159.01mm" svg:height="29.10mm" style:rel-width="scale" style:rel-height="scale"><draw:object-ole xlink:href="OleObj21"/><draw:image xlink:href="ObjectReplacements/OleObj21"/></draw:frame><text:span text:style-name="T108"/></text:p>
      <text:p text:style-name="P20"><text:span text:style-name="T108"/></text:p>
      <text:p text:style-name="P20"><text:span text:style-name="T108"/></text:p>
      <text:p text:style-name="P20"><text:span text:style-name="T109">#TASK 4</text:span></text:p>
      <text:p text:style-name="P21"><text:span text:style-name="T110"/></text:p>
      <text:p text:style-name="P21"><text:span text:style-name="T110"/></text:p>
      <text:p text:style-name="P21"><text:span text:style-name="T111">vim /etc/httpd/conf.d/dzmtrpr.com.conf</text:span></text:p>
      <text:p text:style-name="P21"><text:span text:style-name="T112"/></text:p>
      <text:p text:style-name="P21"><text:span text:style-name="T113">[root@localhost logs]# systemctl restart httpd</text:span></text:p>
      <text:p text:style-name="P21"><text:span text:style-name="T114"/></text:p>
      <text:p text:style-name="P21"><text:span text:style-name="T114"/></text:p>
      <text:p text:style-name="P21"><text:span text:style-name="T115">vim /etc/httpd/conf/httpd.conf</text:span></text:p>
      <text:p text:style-name="P21"><text:span text:style-name="T115">systemctl restart httpd</text:span></text:p>
      <text:p text:style-name="P21"><text:span text:style-name="T116"/></text:p>
      <text:p text:style-name="P22"><text:span text:style-name="T117">##Screenshot of virtual host configuration with logging to syslog. Screenshots of syslog entries related to access/error web server logging.</text:span></text:p>
      <text:p text:style-name="P22"><text:span text:style-name="T117"/></text:p>
      <text:p text:style-name="P22"><text:span text:style-name="T117">![alt text][logo]</text:span></text:p>
      <text:p text:style-name="P22"><text:span text:style-name="T117"/></text:p>
      <text:p text:style-name="P22"><text:span text:style-name="T117">[logo]:</text:span><text:span text:style-name="T118">https://github.com/Dzmitry-Prusevich/dzmitry_prusevich_homework/blob/apache_day1/5_1.jpg</text:span><text:span text:style-name="T119"/></text:p>
      <text:p text:style-name="P23"><text:span text:style-name="T120"/></text:p>
      <text:p text:style-name="P23"><draw:frame text:anchor-type="as-char" svg:width="175.95mm" svg:height="94.19mm" style:rel-width="scale" style:rel-height="scale"><draw:object-ole xlink:href="OleObj22"/><draw:image xlink:href="ObjectReplacements/OleObj22"/></draw:frame><text:span text:style-name="T120"/></text:p>
      <text:p text:style-name="P23"><text:span text:style-name="T120"/></text:p>
      <text:p text:style-name="P23"><text:span text:style-name="T120">![alt text][logo]</text:span></text:p>
      <text:p text:style-name="P23"><text:span text:style-name="T120"/></text:p>
      <text:p text:style-name="P23"><text:span text:style-name="T120">[logo]:https://github.com/Dzmitry-Prusevich/dzmitry_prusevich_homework/blob/apache_day1/5_2.jpg</text:span></text:p>
      <text:p text:style-name="P23"><draw:frame text:anchor-type="as-char" svg:width="175.95mm" svg:height="73.29mm" style:rel-width="scale" style:rel-height="scale"><draw:object-ole xlink:href="OleObj23"/><draw:image xlink:href="ObjectReplacements/OleObj23"/></draw:frame><text:span text:style-name="T120"/></text:p>
      <text:p text:style-name="P23"><text:span text:style-name="T120"/></text:p>
      <text:p text:style-name="P23"><text:span text:style-name="T120">![alt text][logo]</text:span></text:p>
      <text:p text:style-name="P23"><text:span text:style-name="T120"/></text:p>
      <text:p text:style-name="P23"><text:span text:style-name="T120">[logo]:https://github.com/Dzmitry-Prusevich/dzmitry_prusevich_homework/blob/apache_day1/5_3.jpg</text:span></text:p>
      <text:p text:style-name="P23"><text:span text:style-name="T120"/></text:p>
      <text:p text:style-name="P23"><text:span text:style-name="T121">curl -il<text:s/></text:span><text:a xlink:href="http://www.dzmitry.prusevich.com/index.html"><text:span text:style-name="T122">http://www.dzmitry.prusevich.com/index.html</text:span></text:a><text:span text:style-name="T123"/></text:p>
      <text:p text:style-name="P23"><draw:frame text:anchor-type="as-char" svg:width="175.95mm" svg:height="70.11mm" style:rel-width="scale" style:rel-height="scale"><draw:object-ole xlink:href="OleObj24"/><draw:image xlink:href="ObjectReplacements/OleObj24"/></draw:frame><text:span text:style-name="T124"/></text:p>
      <text:p text:style-name="P23"><text:span text:style-name="T125"><text:s/>vim /etc/httpd/conf/httpd.conf </text:span></text:p>
      <text:p text:style-name="P23"><text:span text:style-name="T126"/></text:p>
      <text:p text:style-name="P23"><text:span text:style-name="T127">systemctl restart httpd</text:span></text:p>
      <text:p text:style-name="P23"><text:span text:style-name="T127">less /var/log/messages | tail</text:span></text:p>
      <text:p text:style-name="P23"><text:span text:style-name="T127">tail -f<text:s text:c="2"/>/var/log/messages </text:span></text:p>
      <text:p text:style-name="P23"><text:span text:style-name="T128"/></text:p>
      <text:p text:style-name="P23"><text:span text:style-name="T128">![alt text][logo]</text:span></text:p>
      <text:p text:style-name="P23"><text:span text:style-name="T128"/></text:p>
      <text:p text:style-name="P23"><text:span text:style-name="T128">[logo]:https://github.com/Dzmitry-Prusevich/dzmitry_prusevich_homework/blob/apache_day1/5_4.jpg</text:span></text:p>
      <text:p text:style-name="P23"><draw:frame text:anchor-type="as-char" svg:width="175.95mm" svg:height="54.24mm" style:rel-width="scale" style:rel-height="scale"><draw:object-ole xlink:href="OleObj25"/><draw:image xlink:href="ObjectReplacements/OleObj25"/></draw:frame><text:span text:style-name="T1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